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0pt" officeooo:rsid="0000dfe8" officeooo:paragraph-rsid="0000dfe8" style:font-size-asian="17.5pt" style:font-size-complex="20pt"/>
    </style:style>
    <style:style style:name="P2" style:family="paragraph" style:parent-style-name="Standard">
      <style:text-properties fo:font-size="15pt" officeooo:rsid="0000dfe8" officeooo:paragraph-rsid="0000dfe8" style:font-size-asian="13.1000003814697pt" style:font-size-complex="15pt"/>
    </style:style>
    <style:style style:name="P3" style:family="paragraph" style:parent-style-name="Standard">
      <style:text-properties fo:font-size="22pt" officeooo:rsid="0000dfe8" officeooo:paragraph-rsid="0000dfe8" style:font-size-asian="22pt" style:font-size-complex="22pt"/>
    </style:style>
    <style:style style:name="P4" style:family="paragraph" style:parent-style-name="Standard">
      <style:text-properties fo:font-size="22pt" officeooo:rsid="00027f33" officeooo:paragraph-rsid="00069eeb" style:font-size-asian="22pt" style:font-size-complex="22pt"/>
    </style:style>
    <style:style style:name="P5" style:family="paragraph" style:parent-style-name="Standard">
      <style:text-properties fo:font-size="22pt" officeooo:rsid="00027f33" officeooo:paragraph-rsid="00027f33" style:font-size-asian="22pt" style:font-size-complex="22pt"/>
    </style:style>
    <style:style style:name="P6" style:family="paragraph" style:parent-style-name="Standard">
      <style:text-properties fo:font-size="22pt" fo:font-weight="bold" officeooo:rsid="0003e0e9" officeooo:paragraph-rsid="0003e0e9" style:font-size-asian="22pt" style:font-weight-asian="bold" style:font-size-complex="22pt" style:font-weight-complex="bold"/>
    </style:style>
    <style:style style:name="P7" style:family="paragraph" style:parent-style-name="Standard">
      <style:text-properties fo:font-size="22pt" fo:font-weight="normal" officeooo:rsid="0003e0e9" officeooo:paragraph-rsid="0003e0e9" style:font-size-asian="22pt" style:font-weight-asian="normal" style:font-size-complex="22pt" style:font-weight-complex="normal"/>
    </style:style>
    <style:style style:name="P8" style:family="paragraph" style:parent-style-name="Standard">
      <style:text-properties fo:font-size="22pt" fo:font-weight="normal" officeooo:rsid="0004d8b0" officeooo:paragraph-rsid="0004d8b0" style:font-size-asian="22pt" style:font-weight-asian="normal" style:font-size-complex="22pt" style:font-weight-complex="normal"/>
    </style:style>
    <style:style style:name="T1" style:family="text">
      <style:text-properties officeooo:rsid="00027f33"/>
    </style:style>
    <style:style style:name="T2" style:family="text">
      <style:text-properties officeooo:rsid="0003da98"/>
    </style:style>
    <style:style style:name="T3" style:family="text">
      <style:text-properties style:text-position="super 58%"/>
    </style:style>
    <style:style style:name="T4" style:family="text">
      <style:text-properties officeooo:rsid="0004d8b0"/>
    </style:style>
    <style:style style:name="T5" style:family="text">
      <style:text-properties fo:font-weight="bold" style:font-weight-asian="bold" style:font-weight-complex="bold"/>
    </style:style>
    <style:style style:name="T6" style:family="text">
      <style:text-properties fo:font-weight="bold" officeooo:rsid="00069eeb" style:font-weight-asian="bold" style:font-weight-complex="bold"/>
    </style:style>
    <style:style style:name="T7" style:family="text">
      <style:text-properties officeooo:rsid="00069eeb"/>
    </style:style>
    <style:style style:name="T8" style:family="text">
      <style:text-properties officeooo:rsid="0007c954"/>
    </style:style>
    <style:style style:name="T9" style:family="text">
      <style:text-properties officeooo:rsid="000809c7"/>
    </style:style>
    <style:style style:name="T10" style:family="text">
      <style:text-properties officeooo:rsid="000844cf"/>
    </style:style>
    <style:style style:name="T11" style:family="text">
      <style:text-properties officeooo:rsid="0009dbd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PPY</text:p>
      <text:p text:style-name="P2"/>
      <text:p text:style-name="P3">I have a friend named Happy. And I am not making up <text:span text:style-name="T9">this person</text:span>. Google it if you don’t believe me. <text:span text:style-name="T9">Believe it or not t</text:span>here is always going to be one person on Earth who will always be happy no matter what. <text:s/>Anyway! So Happy and I were chatting on social media; which is <text:span text:style-name="T10">in reality unsocializing people</text:span> . And now that “I” was also using it, it <text:span text:style-name="T6">is</text:span> way too overrated. We had exams the next day. I was my good old usual self-lame and pathetic- with my pathetic attempts of cracking stupid jokes which for some reason cracked her up. <text:span text:style-name="T7">Don’t know why?</text:span> She is “Happy” after all. Pay Attention People!! where was I? Yeah we were chatting. Why am I so distracted? Slowly I ran out of topics so did she…. So I said </text:p>
      <text:p text:style-name="P3">Me: I might be boring you right?</text:p>
      <text:p text:style-name="P3">Me: go go study. EXAMS TOMORROW! &lt;scary Emogene&gt;</text:p>
      <text:p text:style-name="P3">Happy: yeah. See you tomorrow. Bu-bye <text:span text:style-name="T1">&lt;laughing Emogene&gt; &lt;smiley&gt;</text:span></text:p>
      <text:p text:style-name="P3">Me: yeah see you. &lt;smiley&gt;</text:p>
      <text:p text:style-name="P4">then we both were <text:span text:style-name="T7">off-line.</text:span> I don’t get it where is the line that we both got off of. Anyway, I studied. I more like forced myself to study. I was not well. <text:span text:style-name="T7">Wanna know something about me? I am weird.</text:span> Let me prove <text:span text:style-name="T7">it </text:span>to you. Every night after my days work is over <text:span text:style-name="T7">(as if I am the president)</text:span>, I go through all my chats. I realized that my chats with <text:span text:style-name="T7">H</text:span>appy intrigued a sense of <text:soft-page-break/>unhappiness in me. You see the irony. Let us recall if your <text:s/>memory is that weak (eat almond!). I said to her that I might be boring her, she said” yeah see you.” Which shows that I was in fact <text:span text:style-name="T7">nettling</text:span> her. <text:span text:style-name="T2">I know I am annoying, but you need not tell me that. Come on what is wrong with people. So I decided to drill her with a million of questions the next day. Accusations actually. Lets wait for the next day…..</text:span></text:p>
      <text:p text:style-name="P5"/>
      <text:p text:style-name="P6">The next day commenced</text:p>
      <text:p text:style-name="P7"/>
      <text:p text:style-name="P7">I woke up the next day. That is I slept the previous night, which goes without saying,duh. <text:span text:style-name="T7">That morning Happy didn’t know that</text:span> she was going to be charged with my accusations. Am I a friend to her? Or am I just a acquaintance? Anyway. I met her. &lt;smiles&gt; nothing but smiles were what I was bombarded with. But nothing could penetrate through my shield of a hurt self. Her sweet little smile wouldn’t help her <text:span text:style-name="T7">this time</text:span>. So, keeping our friendship at stake I said</text:p>
      <text:p text:style-name="P7">Me: I am not talking to you anymore.</text:p>
      <text:p text:style-name="P7">Happy: why?</text:p>
      <text:p text:style-name="P7">Me: I am hurt.</text:p>
      <text:p text:style-name="P7">Happy: (worried) Why?</text:p>
      <text:p text:style-name="P7">(I brief recollection of the previous happenings)</text:p>
      <text:p text:style-name="P7">Happy: I thought you wanted to study.</text:p>
      <text:p text:style-name="P7">Me: As if. You just wanted to get rid of me.</text:p>
      <text:p text:style-name="P7">Me: (A dramatic retreat) didn’t expect this from you.</text:p>
      <text:p text:style-name="P7"><text:soft-page-break/>Happy: (A gestured sorry)</text:p>
      <text:p text:style-name="P7">Me: (I am kidding smile)</text:p>
      <text:p text:style-name="P7">This was all a drama. I am never hurt or something. Emotions <text:span text:style-name="T11">are</text:span> for the weak. I just tease. Teasing is like my 2<text:span text:style-name="T3">nd</text:span> passion (Michael being the first) </text:p>
      <text:p text:style-name="P7">Later that day,</text:p>
      <text:p text:style-name="P7">Me: Happy we are done.</text:p>
      <text:p text:style-name="P7">Now why did I say this. <text:span text:style-name="T4">See, life to me is like a never ending game. You cross one level and then there is another one waiting for you. You get tired of it. In the end, you are left with no other option but to un-install it. In the case of life there is no such option. You have to give it up. Life has given me so many reasons to cry but none to laugh. Happiness to me is like a distant love interest which provides you with nothing but plain misery, discomfort and sufferings. You know how if you have a crush on someone and that person comes to know about it and starts acting superior and takes every shot at hurting you. Thats what happiness has done to me. All I asked for is a part of it(happiness that is). Was I asking for too much? Its not like happiness will become short of it. Happiness is abstract. But no! No joy for me. F.Y.I. joy is not a friend of mine. I used it as a synonym for happy. Here: the happy feeling not <text:s/>my friend I mentioned.</text:span></text:p>
      <text:p text:style-name="P7"/>
      <text:p text:style-name="P8">So what I wanted to do is address happiness as a person and be done with it. And now <text:span text:style-name="T8">that</text:span> I got the <text:soft-page-break/>chance to say to happy that we are done how could I have missed it. So thats what I did.</text:p>
      <text:p text:style-name="P8"><text:tab/><text:tab/><text:tab/><text:tab/><text:span text:style-name="T5">HAPPY</text:span> , WE ARE DONE.</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30T22:16:20.960281846</meta:creation-date>
    <dc:date>2018-05-05T11:29:07.197615374</dc:date>
    <meta:editing-duration>PT33M52S</meta:editing-duration>
    <meta:editing-cycles>6</meta:editing-cycles>
    <meta:generator>LibreOffice/5.1.4.2$Linux_X86_64 LibreOffice_project/10m0$Build-2</meta:generator>
    <meta:document-statistic meta:table-count="0" meta:image-count="0" meta:object-count="0" meta:page-count="4" meta:paragraph-count="25" meta:word-count="757" meta:character-count="3825" meta:non-whitespace-character-count="3084"/>
  </office:meta>
</office:document-meta>
</file>